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B673]" office:value-type="float" office:value="88.3690476190476" calcext:value-type="float">
            <text:p>88,369047619047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725]" office:value-type="float" office:value="88.3581201665675" calcext:value-type="float">
            <text:p>88,358120166567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[.H337]" office:value-type="float" office:value="88.3690476190476" calcext:value-type="float">
            <text:p>88,36904761904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SUM([.H1:.H336])/336" office:value-type="float" office:value="88.3690476190476" calcext:value-type="float">
            <text:p>88,36904761904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table:formula="of:=SUM([.B1:.B672])/672" office:value-type="float" office:value="88.3690476190476" calcext:value-type="float">
            <text:p>88,36904761904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UM([.E1:.E6724])/6724" office:value-type="float" office:value="88.3581201665675" calcext:value-type="float">
            <text:p>88,35812016656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09:55:49.689872360</meta:creation-date>
    <dc:date>2018-08-22T10:05:58.902860755</dc:date>
    <meta:editing-duration>PT10M11S</meta:editing-duration>
    <meta:editing-cycles>1</meta:editing-cycles>
    <meta:document-statistic meta:table-count="1" meta:cell-count="15473" meta:object-count="0"/>
    <meta:generator>LibreOffice/6.0.3.2$Linux_X86_64 LibreOffice_project/00m0$Build-2</meta:generator>
  </office:meta>
</office:document-meta>
</file>